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27000001D81E79F3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Heading_20_2">
      <style:text-properties fo:font-weight="normal" style:font-weight-asian="normal" style:font-weight-complex="normal"/>
    </style:style>
    <style:style style:name="P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 style:family="paragraph" style:parent-style-name="Default_20_Text">
      <style:text-properties fo:font-weight="normal" style:font-weight-asian="normal" style:font-weight-complex="normal"/>
    </style:style>
    <style:style style:name="P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5"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6" style:family="paragraph" style:parent-style-name="Body">
      <style:paragraph-properties fo:margin-left="0.026cm" fo:margin-right="0cm" fo:text-indent="0cm" style:auto-text-indent="false"/>
      <style:text-properties fo:color="#000000" fo:font-style="normal" fo:font-weight="normal" style:font-style-asian="normal" style:font-weight-asian="normal" style:font-style-complex="normal" style:font-weight-complex="normal"/>
    </style:style>
    <style:style style:name="P7" style:family="paragraph" style:parent-style-name="Default_20_Text">
      <style:paragraph-properties fo:margin-top="0.282cm" fo:margin-bottom="0cm"/>
    </style:style>
    <style:style style:name="P8"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9"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0"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11"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12"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049cm" fo:border-left="none" fo:border-right="none" fo:border-top="0.002cm solid #000000" fo:border-bottom="none" style:shadow="none" style:text-autospace="none" style:writing-mode="lr-tb">
        <style:background-image/>
      </style:paragraph-properties>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1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6"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19"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5"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26"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27"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8"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style:font-name="Arial"/>
    </style:style>
    <style:style style:name="P2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style>
    <style:style style:name="P3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font-weight="normal" style:font-weight-asian="normal" style:font-weight-complex="normal"/>
    </style:style>
    <style:style style:name="P31"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2"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3"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3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35" style:family="paragraph" style:parent-style-name="Body">
      <style:paragraph-properties fo:margin-left="0cm" fo:margin-right="0cm" fo:text-indent="0cm" style:auto-text-indent="false"/>
      <style:text-properties fo:color="#000000"/>
    </style:style>
    <style:style style:name="P36"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7"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38"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39"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Helvetica" fo:font-size="10pt" fo:language="en" fo:country="US" style:font-name-asian="Helvetica" style:font-size-asian="10pt" style:language-asian="en" style:country-asian="US" style:font-name-complex="Times New Roman" style:font-size-complex="10pt" style:language-complex="ar" style:country-complex="SA"/>
    </style:style>
    <style:style style:name="P40"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1" style:family="paragraph" style:parent-style-name="Body">
      <style:paragraph-properties fo:margin-left="0cm" fo:margin-right="0cm" fo:margin-top="0.011cm" fo:margin-bottom="0.011cm" fo:text-indent="0cm" style:auto-text-indent="false"/>
    </style:style>
    <style:style style:name="P42" style:family="paragraph" style:parent-style-name="Preformatted_20_Text">
      <style:paragraph-properties fo:margin-top="0cm" fo:margin-bottom="0.499cm"/>
    </style:style>
    <style:style style:name="P43"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44" style:family="paragraph" style:parent-style-name="Preformatted_20_Text">
      <style:paragraph-properties fo:margin-top="0cm" fo:margin-bottom="0.499cm"/>
      <style:text-properties fo:font-weight="normal" style:font-weight-asian="normal" style:font-weight-complex="normal"/>
    </style:style>
    <style:style style:name="P45" style:family="paragraph" style:parent-style-name="Body">
      <style:text-properties fo:color="#ff0000" fo:font-style="italic" style:font-style-asian="italic"/>
    </style:style>
    <style:style style:name="P46" style:family="paragraph" style:parent-style-name="Body">
      <style:text-properties fo:color="#ff0000" fo:font-style="italic" fo:font-weight="bold" style:font-style-asian="italic" style:font-weight-asian="bold"/>
    </style:style>
    <style:style style:name="P47" style:family="paragraph" style:parent-style-name="Body">
      <style:text-properties fo:color="#ff0000" fo:font-style="normal" style:font-style-asian="normal" style:font-style-complex="normal"/>
    </style:style>
    <style:style style:name="P48" style:family="paragraph" style:parent-style-name="Body">
      <style:text-properties fo:language="en" fo:country="GB"/>
    </style:style>
    <style:style style:name="P49" style:family="paragraph" style:parent-style-name="Body">
      <style:text-properties fo:color="#000000" fo:font-style="normal" fo:font-weight="normal" style:font-style-asian="normal" style:font-weight-asian="normal" style:font-style-complex="normal" style:font-weight-complex="normal"/>
    </style:style>
    <style:style style:name="P5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1" style:family="paragraph" style:parent-style-name="Body">
      <style:text-properties fo:language="en" fo:country="US" style:language-complex="ar" style:country-complex="SA"/>
    </style:style>
    <style:style style:name="P52" style:family="paragraph" style:parent-style-name="Default_20_Text" style:master-page-name="">
      <style:paragraph-properties fo:margin-left="0.026cm" fo:margin-right="0cm" fo:text-align="justify" style:justify-single-word="false" fo:orphans="2" fo:widows="2" fo:text-indent="0cm" style:auto-text-indent="false" style:page-number="auto" fo:padding="0.049cm" fo:border-left="none" fo:border-right="none" fo:border-top="0.002cm solid #000000" fo:border-bottom="none" style:shadow="none" style:writing-mode="lr-tb"/>
      <style:text-properties fo:font-weight="bold" style:font-weight-asian="bold" style:font-weight-complex="bold"/>
    </style:style>
    <style:style style:name="P53" style:family="paragraph" style:parent-style-name="CellBody">
      <style:paragraph-properties style:snap-to-layout-grid="false"/>
    </style:style>
    <style:style style:name="P54" style:family="paragraph" style:parent-style-name="CellBody">
      <style:paragraph-properties style:snap-to-layout-grid="false"/>
      <style:text-properties fo:color="#000000" fo:font-style="italic" style:font-style-asian="italic"/>
    </style:style>
    <style:style style:name="P55" style:family="paragraph" style:parent-style-name="CellBody">
      <style:paragraph-properties fo:keep-with-next="always" style:snap-to-layout-grid="false"/>
    </style:style>
    <style:style style:name="P56" style:family="paragraph" style:parent-style-name="CellHeading">
      <style:paragraph-properties fo:text-align="center" style:justify-single-word="false" fo:keep-with-next="always" style:snap-to-layout-grid="false"/>
    </style:style>
    <style:style style:name="P57" style:family="paragraph" style:parent-style-name="Abstract">
      <style:text-properties fo:font-size="16pt" fo:font-weight="bold" style:font-size-asian="16pt" style:font-weight-asian="bold"/>
    </style:style>
    <style:style style:name="P58" style:family="paragraph" style:parent-style-name="Abstract">
      <style:text-properties fo:language="en" fo:country="GB"/>
    </style:style>
    <style:style style:name="P59" style:family="paragraph" style:parent-style-name="Default_20_Text">
      <style:paragraph-properties fo:margin-top="0cm" fo:margin-bottom="0cm" fo:line-height="100%" fo:text-align="start" style:justify-single-word="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60" style:family="paragraph" style:parent-style-name="Preformatted_20_Text">
      <style:text-properties fo:font-weight="bold" style:font-weight-asian="bold" style:font-weight-complex="bold"/>
    </style:style>
    <style:style style:name="P61" style:family="paragraph" style:parent-style-name="Preformatted_20_Text">
      <style:text-properties style:font-name="Arial" fo:font-weight="bold" style:font-weight-asian="bold" style:font-weight-complex="bold"/>
    </style:style>
    <style:style style:name="P62"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3" style:family="paragraph" style:parent-style-name="Body">
      <style:paragraph-properties fo:margin-left="2.286cm" fo:margin-right="0cm" fo:text-indent="0cm" style:auto-text-indent="false"/>
    </style:style>
    <style:style style:name="P64" style:family="paragraph" style:parent-style-name="Body">
      <style:paragraph-properties fo:margin-left="2.286cm" fo:margin-right="0cm" fo:margin-top="0.011cm" fo:margin-bottom="0.011cm" fo:text-indent="0cm" style:auto-text-indent="false"/>
      <style:text-properties style:font-name="Courier New1"/>
    </style:style>
    <style:style style:name="P65" style:family="paragraph" style:parent-style-name="Document_20_Title">
      <style:paragraph-properties fo:text-align="center" style:justify-single-word="false"/>
    </style:style>
    <style:style style:name="P6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8" style:family="paragraph" style:parent-style-name="Standard">
      <style:text-properties style:font-name="Arial" fo:font-size="9pt" fo:language="en" fo:country="US" style:font-size-asian="9pt" style:font-size-complex="9pt" style:language-complex="ar" style:country-complex="SA"/>
    </style:style>
    <style:style style:name="P69" style:family="paragraph" style:parent-style-name="Standard">
      <style:text-properties style:font-name="Arial" fo:language="en" fo:country="US" style:language-complex="ar" style:country-complex="SA"/>
    </style:style>
    <style:style style:name="P70"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1" style:family="paragraph" style:parent-style-name="Default_20_Text">
      <style:text-properties fo:font-weight="normal" style:font-weight-asian="normal" style:font-weight-complex="normal"/>
    </style:style>
    <style:style style:name="P72" style:family="paragraph" style:parent-style-name="Default_20_Text" style:list-style-name="L1">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7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74"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75" style:family="paragraph" style:parent-style-name="Default_20_Text" style:list-style-name="L2">
      <style:paragraph-properties fo:margin-left="0.051cm" fo:margin-right="0cm" fo:text-align="start" style:justify-single-word="false" fo:text-indent="-0.757cm" style:auto-text-indent="false">
        <style:tab-stops/>
      </style:paragraph-properties>
    </style:style>
    <style:style style:name="P76" style:family="paragraph" style:parent-style-name="Default_20_Text" style:list-style-name="L2">
      <style:paragraph-properties fo:margin-left="0.051cm" fo:margin-right="0cm" fo:text-align="start" style:justify-single-word="false" fo:text-indent="-0.051cm" style:auto-text-indent="false">
        <style:tab-stops/>
      </style:paragraph-properties>
    </style:style>
    <style:style style:name="P77" style:family="paragraph" style:parent-style-name="Body" style:list-style-name="L3"/>
    <style:style style:name="P78"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79" style:family="paragraph" style:parent-style-name="Body">
      <style:paragraph-properties fo:margin-left="0.026cm" fo:margin-right="0cm" fo:text-indent="0cm" style:auto-text-indent="false"/>
      <style:text-properties fo:color="#000000" fo:font-style="normal" fo:font-weight="normal" style:font-style-asian="normal" style:font-weight-asian="normal" style:font-style-complex="normal" style:font-weight-complex="normal"/>
    </style:style>
    <style:style style:name="P80" style:family="paragraph" style:parent-style-name="Heading_20_1">
      <style:paragraph-properties fo:break-before="page"/>
    </style:style>
    <style:style style:name="P81" style:family="paragraph" style:parent-style-name="Heading_20_2">
      <style:text-properties fo:language="en" fo:country="US" style:language-complex="ar" style:country-complex="SA"/>
    </style:style>
    <style:style style:name="P82" style:family="paragraph" style:parent-style-name="Heading_20_2">
      <style:text-properties fo:font-weight="normal" style:font-weight-asian="normal" style:font-weight-complex="normal"/>
    </style:style>
    <style:style style:name="P83"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84" style:family="paragraph" style:parent-style-name="Heading_20_3">
      <style:text-properties style:font-name="Arial"/>
    </style:style>
    <style:style style:name="P85"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P86" style:family="paragraph" style:parent-style-name="CellBody">
      <style:paragraph-properties style:snap-to-layout-grid="false"/>
    </style:style>
    <style:style style:name="P87" style:family="paragraph" style:parent-style-name="CellBody">
      <style:paragraph-properties style:snap-to-layout-grid="false"/>
      <style:text-properties fo:color="#000000" fo:font-style="italic" style:font-style-asian="italic"/>
    </style:style>
    <style:style style:name="T1"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2" style:family="text">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T3" style:family="text">
      <style:text-properties fo:color="#000000" style:font-name="Helv" fo:font-size="10pt" style:font-name-asian="Helv" style:font-size-asian="10pt" style:font-name-complex="Helv" style:font-size-complex="10pt"/>
    </style:style>
    <style:style style:name="T4"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5" style:family="text">
      <style:text-properties fo:color="#000000"/>
    </style:style>
    <style:style style:name="T6" style:family="text">
      <style:text-properties fo:color="#000000" style:font-name="Helv" fo:font-size="10pt" fo:language="en" fo:country="US" style:text-underline-style="none" style:font-name-asian="Helv" style:font-size-asian="10pt" style:font-name-complex="Helv" style:font-size-complex="10pt" style:language-complex="ar" style:country-complex="SA"/>
    </style:style>
    <style:style style:name="T7" style:family="text">
      <style:text-properties fo:color="#000000" style:font-name="Helv" fo:font-size="10pt" style:font-name-asian="Helv" style:font-size-asian="10pt" style:font-name-complex="Helv" style:font-size-complex="10pt"/>
    </style:style>
    <style:style style:name="T8"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9"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10"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1"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2" style:family="text">
      <style:text-properties fo:color="#000000" style:font-name="Helv" fo:font-size="10pt" style:text-underline-style="none"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4" style:family="text">
      <style:text-properties fo:color="#000000" fo:font-weight="bold" style:font-weight-asian="bold" style:font-weight-complex="bold"/>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7"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8"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9" style:family="text">
      <style:text-properties fo:color="#000000" fo:font-style="normal" fo:font-weight="normal" style:font-style-asian="normal" style:font-weight-asian="normal" style:font-style-complex="normal" style:font-weight-complex="normal"/>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style:font-name="Courier New1"/>
    </style:style>
    <style:style style:name="T23" style:family="text">
      <style:text-properties style:font-name="Courier New1" fo:font-weight="normal" style:font-weight-asian="normal" style:font-weight-complex="normal"/>
    </style:style>
    <style:style style:name="T24" style:family="text">
      <style:text-properties style:font-name="Courier New1" fo:font-size="12pt" style:font-size-asian="12pt" style:font-size-complex="12pt"/>
    </style:style>
    <style:style style:name="T25" style:family="text">
      <style:text-properties style:font-name="Arial"/>
    </style:style>
    <style:style style:name="T26" style:family="text">
      <style:text-properties style:font-name="Arial" fo:font-weight="normal" style:font-weight-asian="normal" style:font-weight-complex="normal"/>
    </style:style>
    <style:style style:name="T27" style:family="text">
      <style:text-properties style:font-name="Arial" fo:language="en" fo:country="US" style:language-complex="ar" style:country-complex="SA"/>
    </style:style>
    <style:style style:name="T2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fo:language="en" fo:country="US" style:text-underline-style="none" style:language-complex="ar" style:country-complex="SA"/>
    </style:style>
    <style:style style:name="T30" style:family="text">
      <style:text-properties fo:language="en" fo:country="US" style:language-complex="ar" style:country-complex="SA"/>
    </style:style>
    <style:style style:name="T31" style:family="text">
      <style:text-properties style:text-underline-style="none"/>
    </style:style>
    <style:style style:name="T32" style:family="text">
      <style:text-properties style:font-name="Helvetica" style:font-name-asian="Helvetica"/>
    </style:style>
    <style:style style:name="T33" style:family="text">
      <style:text-properties style:font-name="Helvetica" fo:font-weight="normal" style:font-name-asian="Helvetica" style:font-weight-asian="normal" style:font-weight-complex="normal"/>
    </style:style>
    <style:style style:name="T34" style:family="text">
      <style:text-properties fo:font-weight="bold" style:font-weight-asian="bold" style:font-weight-complex="bold"/>
    </style:style>
    <style:style style:name="T35" style:family="text">
      <style:text-properties fo:font-size="14pt" fo:font-weight="normal" style:font-size-asian="14pt" style:font-weight-asian="normal"/>
    </style:style>
    <style:style style:name="T36" style:family="text">
      <style:text-properties style:font-name="Courier New"/>
    </style:style>
    <style:style style:name="T37" style:family="text">
      <style:text-properties fo:font-style="italic" style:font-style-asian="italic" style:font-style-complex="italic"/>
    </style:style>
    <style:style style:name="T38" style:family="text">
      <style:text-properties fo:font-style="italic" fo:font-weight="normal" style:font-style-asian="italic" style:font-weight-asian="normal" style:font-weight-complex="normal"/>
    </style:style>
    <style:style style:name="T39"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40" style:family="text">
      <style:text-properties style:text-position="super 58%"/>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style:font-weight-asian="normal"/>
    </style:style>
    <style:style style:name="T43" style:family="text">
      <style:text-properties style:font-weight-complex="normal"/>
    </style:style>
    <style:style style:name="T44"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49244440" text:id="ct249244440">
          <text:insertion>
            <office:change-info>
              <dc:creator>Unknown Author</dc:creator>
              <dc:date>2013-08-20T10:37:00</dc:date>
            </office:change-info>
          </text:insertion>
        </text:changed-region>
        <text:changed-region xml:id="ct249244648" text:id="ct249244648">
          <text:insertion>
            <office:change-info>
              <dc:creator>Unknown Author</dc:creator>
              <dc:date>2013-08-20T10:37:00</dc:date>
            </office:change-info>
          </text:insertion>
        </text:changed-region>
        <text:changed-region xml:id="ct249244856" text:id="ct249244856">
          <text:insertion>
            <office:change-info>
              <dc:creator>Unknown Author</dc:creator>
              <dc:date>2013-08-20T10:46:00</dc:date>
            </office:change-info>
          </text:insertion>
        </text:changed-region>
        <text:changed-region xml:id="ct249244752" text:id="ct249244752">
          <text:insertion>
            <office:change-info>
              <dc:creator>Unknown Author</dc:creator>
              <dc:date>2013-08-20T10:47:00</dc:date>
            </office:change-info>
          </text:insertion>
        </text:changed-region>
        <text:changed-region xml:id="ct119388168" text:id="ct119388168">
          <text:insertion>
            <office:change-info>
              <dc:creator>Unknown Author</dc:creator>
              <dc:date>2013-08-14T12:38:00</dc:date>
            </office:change-info>
          </text:insertion>
        </text:changed-region>
        <text:changed-region xml:id="ct119387752" text:id="ct119387752">
          <text:deletion>
            <office:change-info>
              <dc:creator>Unknown Author</dc:creator>
              <dc:date>2013-08-14T12:39:00</dc:date>
            </office:change-info>
            <text:h text:style-name="Heading_20_2" text:outline-level="2"><text:s/>of</text:h>
          </text:deletion>
        </text:changed-region>
        <text:changed-region xml:id="ct119387960" text:id="ct119387960">
          <text:deletion>
            <office:change-info>
              <dc:creator>Unknown Author</dc:creator>
              <dc:date>2013-08-14T12:38:00</dc:date>
            </office:change-info>
            <text:h text:style-name="Heading_20_2" text:outline-level="2">Damping</text:h>
          </text:deletion>
        </text:changed-region>
        <text:changed-region xml:id="ct119387544" text:id="ct119387544">
          <text:insertion>
            <office:change-info>
              <dc:creator>Unknown Author</dc:creator>
              <dc:date>2013-08-14T12:39:00</dc:date>
            </office:change-info>
          </text:insertion>
        </text:changed-region>
        <text:changed-region xml:id="ct249243920" text:id="ct249243920">
          <text:deletion>
            <office:change-info>
              <dc:creator>Unknown Author</dc:creator>
              <dc:date>2013-08-20T10:35:00</dc:date>
            </office:change-info>
            <text:h text:style-name="P1" text:outline-level="2">Add synchronous start mode for Blueprint Container</text:h>
            <text:p text:style-name="P2"/>
            <text:p text:style-name="P3"><text:span text:style-name="T1">Currently the start of each blueprint container is triggered asynchronously from </text:span><text:span text:style-name="T2">the start of each bundle. There is no mechanism that ties the blueprint and bundle lifecycles, to ensure that the bundle lifecycle state only moves to started once the blueprint container has started. <text:s/>Synchronous blueprint container start should be added, but in doing so must take into account the graceperiod as blocking for a default of 5 minutes is not acceptable.</text:span></text:p>
          </text:deletion>
        </text:changed-region>
        <text:changed-region xml:id="ct119388480" text:id="ct119388480">
          <text:insertion>
            <office:change-info>
              <dc:creator>Unknown Author</dc:creator>
              <dc:date>2013-08-06T15:11:00</dc:date>
            </office:change-info>
          </text:insertion>
        </text:changed-region>
        <text:changed-region xml:id="ct119388584" text:id="ct119388584">
          <text:insertion>
            <office:change-info>
              <dc:creator>Unknown Author</dc:creator>
              <dc:date>2013-08-06T16:03:00</dc:date>
            </office:change-info>
          </text:insertion>
        </text:changed-region>
        <text:changed-region xml:id="ct119388688" text:id="ct119388688">
          <text:insertion>
            <office:change-info>
              <dc:creator>Unknown Author</dc:creator>
              <dc:date>2013-08-06T15:27:00</dc:date>
            </office:change-info>
          </text:insertion>
        </text:changed-region>
        <text:changed-region xml:id="ct119388792" text:id="ct119388792">
          <text:insertion>
            <office:change-info>
              <dc:creator>Unknown Author</dc:creator>
              <dc:date>2013-08-06T16:03:00</dc:date>
            </office:change-info>
          </text:insertion>
        </text:changed-region>
        <text:changed-region xml:id="ct119388896" text:id="ct119388896">
          <text:insertion>
            <office:change-info>
              <dc:creator>Unknown Author</dc:creator>
              <dc:date>2013-08-06T16:04:00</dc:date>
            </office:change-info>
          </text:insertion>
        </text:changed-region>
        <text:changed-region xml:id="ct119389000" text:id="ct119389000">
          <text:insertion>
            <office:change-info>
              <dc:creator>Unknown Author</dc:creator>
              <dc:date>2013-08-06T16:05:00</dc:date>
            </office:change-info>
          </text:insertion>
        </text:changed-region>
        <text:changed-region xml:id="ct249244024" text:id="ct249244024">
          <text:deletion>
            <office:change-info>
              <dc:creator>Unknown Author</dc:creator>
              <dc:date>2013-08-20T10:35:00</dc:date>
            </office:change-info>
            <text:p text:style-name="P4"><text:span text:style-name="T3">Blueprint9 – </text:span><text:span text:style-name="T4">It SHOULD be possible for a Blueprint Container to start synchronously with respect to its containing bundle's lifecycle, but MUST NOT cause bundle activation to be blocked if the blueprint container waits for a grace period.</text:span></text:p>
          </text:deletion>
        </text:changed-region>
        <text:changed-region xml:id="ct119389104" text:id="ct119389104">
          <text:insertion>
            <office:change-info>
              <dc:creator>Unknown Author</dc:creator>
              <dc:date>2013-08-06T16:19:00</dc:date>
            </office:change-info>
          </text:insertion>
        </text:changed-region>
        <text:changed-region xml:id="ct119389208" text:id="ct119389208">
          <text:insertion>
            <office:change-info>
              <dc:creator>Unknown Author</dc:creator>
              <dc:date>2013-08-06T16:20:00</dc:date>
            </office:change-info>
          </text:insertion>
        </text:changed-region>
        <text:changed-region xml:id="ct119389312" text:id="ct119389312">
          <text:insertion>
            <office:change-info>
              <dc:creator>Unknown Author</dc:creator>
              <dc:date>2013-08-06T16:21:00</dc:date>
            </office:change-info>
          </text:insertion>
        </text:changed-region>
        <text:changed-region xml:id="ct119389416" text:id="ct119389416">
          <text:insertion>
            <office:change-info>
              <dc:creator>Unknown Author</dc:creator>
              <dc:date>2013-08-06T17:12:00</dc:date>
            </office:change-info>
          </text:insertion>
        </text:changed-region>
        <text:changed-region xml:id="ct119389520" text:id="ct119389520">
          <text:insertion>
            <office:change-info>
              <dc:creator>Unknown Author</dc:creator>
              <dc:date>2013-08-07T08:58:00</dc:date>
            </office:change-info>
          </text:insertion>
        </text:changed-region>
        <text:changed-region xml:id="ct119389624" text:id="ct119389624">
          <text:insertion>
            <office:change-info>
              <dc:creator>Unknown Author</dc:creator>
              <dc:date>2013-08-07T08:59:00</dc:date>
            </office:change-info>
          </text:insertion>
        </text:changed-region>
        <text:changed-region xml:id="ct119389728" text:id="ct119389728">
          <text:insertion>
            <office:change-info>
              <dc:creator>Unknown Author</dc:creator>
              <dc:date>2013-08-07T09:01:00</dc:date>
            </office:change-info>
          </text:insertion>
        </text:changed-region>
        <text:changed-region xml:id="ct119389832" text:id="ct119389832">
          <text:insertion>
            <office:change-info>
              <dc:creator>Unknown Author</dc:creator>
              <dc:date>2013-08-14T12:42:00</dc:date>
            </office:change-info>
          </text:insertion>
        </text:changed-region>
        <text:changed-region xml:id="ct119389936" text:id="ct119389936">
          <text:insertion>
            <office:change-info>
              <dc:creator>Unknown Author</dc:creator>
              <dc:date>2013-08-14T12:43:00</dc:date>
            </office:change-info>
          </text:insertion>
        </text:changed-region>
        <text:changed-region xml:id="ct119390040" text:id="ct119390040">
          <text:deletion>
            <office:change-info>
              <dc:creator>Unknown Author</dc:creator>
              <dc:date>2013-08-06T17:12:00</dc:date>
            </office:change-info>
            <text:p text:style-name="Body">TBD</text:p>
          </text:deletion>
        </text:changed-region>
        <text:changed-region xml:id="ct119390144" text:id="ct119390144">
          <text:deletion>
            <office:change-info>
              <dc:creator>Unknown Author</dc:creator>
              <dc:date>2013-08-09T13:09:00</dc:date>
            </office:change-info>
            <text:p text:style-name="Body">TBD</text:p>
          </text:deletion>
        </text:changed-region>
        <text:changed-region xml:id="ct119390248" text:id="ct119390248">
          <text:insertion>
            <office:change-info>
              <dc:creator>Unknown Author</dc:creator>
              <dc:date>2013-08-09T13:09:00</dc:date>
            </office:change-info>
          </text:insertion>
        </text:changed-region>
        <text:changed-region xml:id="ct119390352" text:id="ct119390352">
          <text:insertion>
            <office:change-info>
              <dc:creator>Unknown Author</dc:creator>
              <dc:date>2013-08-09T13:10:00</dc:date>
            </office:change-info>
          </text:insertion>
        </text:changed-region>
        <text:changed-region xml:id="ct119390456" text:id="ct119390456">
          <text:insertion>
            <office:change-info>
              <dc:creator>Unknown Author</dc:creator>
              <dc:date>2013-08-09T13:22:00</dc:date>
            </office:change-info>
          </text:insertion>
        </text:changed-region>
        <text:changed-region xml:id="ct119390560" text:id="ct119390560">
          <text:insertion>
            <office:change-info>
              <dc:creator>Unknown Author</dc:creator>
              <dc:date>2013-08-09T13:11:00</dc:date>
            </office:change-info>
          </text:insertion>
        </text:changed-region>
        <text:changed-region xml:id="ct119390664" text:id="ct119390664">
          <text:insertion>
            <office:change-info>
              <dc:creator>Unknown Author</dc:creator>
              <dc:date>2013-08-09T13:14:00</dc:date>
            </office:change-info>
          </text:insertion>
        </text:changed-region>
        <text:changed-region xml:id="ct249244128" text:id="ct249244128">
          <text:deletion>
            <office:change-info>
              <dc:creator>Unknown Author</dc:creator>
              <dc:date>2013-08-20T10:35:00</dc:date>
            </office:change-info>
            <text:h text:style-name="P5" text:outline-level="2">Add synchronous start mode for Blueprint Container</text:h>
          </text:deletion>
        </text:changed-region>
        <text:changed-region xml:id="ct249243712" text:id="ct249243712">
          <text:insertion>
            <office:change-info>
              <dc:creator>Unknown Author</dc:creator>
              <dc:date>2013-08-20T10:36:00</dc:date>
            </office:change-info>
          </text:insertion>
        </text:changed-region>
        <text:changed-region xml:id="ct249244232" text:id="ct249244232">
          <text:deletion>
            <office:change-info>
              <dc:creator>Unknown Author</dc:creator>
              <dc:date>2013-08-20T10:35:00</dc:date>
            </office:change-info>
            <text:p text:style-name="P6"/>
            <text:p text:style-name="P6">TBD</text:p>
          </text:deletion>
        </text:changed-region>
        <text:changed-region xml:id="ct119390872" text:id="ct119390872">
          <text:insertion>
            <office:change-info>
              <dc:creator>Unknown Author</dc:creator>
              <dc:date>2013-08-06T16:21:00</dc:date>
            </office:change-info>
          </text:insertion>
        </text:changed-region>
        <text:changed-region xml:id="ct119390976" text:id="ct119390976">
          <text:insertion>
            <office:change-info>
              <dc:creator>Unknown Author</dc:creator>
              <dc:date>2013-08-06T16:22:00</dc:date>
            </office:change-info>
          </text:insertion>
        </text:changed-region>
        <text:changed-region xml:id="ct119391080" text:id="ct119391080">
          <text:insertion>
            <office:change-info>
              <dc:creator>Unknown Author</dc:creator>
              <dc:date>2013-08-06T16:23:00</dc:date>
            </office:change-info>
          </text:insertion>
        </text:changed-region>
        <text:changed-region xml:id="ct119391184" text:id="ct119391184">
          <text:insertion>
            <office:change-info>
              <dc:creator>Unknown Author</dc:creator>
              <dc:date>2013-08-06T16:24:00</dc:date>
            </office:change-info>
          </text:insertion>
        </text:changed-region>
        <text:changed-region xml:id="ct119391288" text:id="ct119391288">
          <text:insertion>
            <office:change-info>
              <dc:creator>Unknown Author</dc:creator>
              <dc:date>2013-08-06T16:25:00</dc:date>
            </office:change-info>
          </text:insertion>
        </text:changed-region>
        <text:changed-region xml:id="ct119391392" text:id="ct119391392">
          <text:insertion>
            <office:change-info>
              <dc:creator>Unknown Author</dc:creator>
              <dc:date>2013-08-06T16:26:00</dc:date>
            </office:change-info>
          </text:insertion>
        </text:changed-region>
        <text:changed-region xml:id="ct118355648" text:id="ct118355648">
          <text:insertion>
            <office:change-info>
              <dc:creator>Unknown Author</dc:creator>
              <dc:date>2013-08-06T16:27:00</dc:date>
            </office:change-info>
          </text:insertion>
        </text:changed-region>
        <text:changed-region xml:id="ct118355440" text:id="ct118355440">
          <text:insertion>
            <office:change-info>
              <dc:creator>Unknown Author</dc:creator>
              <dc:date>2013-08-06T16:41:00</dc:date>
            </office:change-info>
          </text:insertion>
        </text:changed-region>
        <text:changed-region xml:id="ct118355232" text:id="ct118355232">
          <text:insertion>
            <office:change-info>
              <dc:creator>Unknown Author</dc:creator>
              <dc:date>2013-08-06T16:42:00</dc:date>
            </office:change-info>
          </text:insertion>
        </text:changed-region>
        <text:changed-region xml:id="ct119679536" text:id="ct119679536">
          <text:insertion>
            <office:change-info>
              <dc:creator>Unknown Author</dc:creator>
              <dc:date>2013-08-06T16:43:00</dc:date>
            </office:change-info>
          </text:insertion>
        </text:changed-region>
        <text:changed-region xml:id="ct119679640" text:id="ct119679640">
          <text:insertion>
            <office:change-info>
              <dc:creator>Unknown Author</dc:creator>
              <dc:date>2013-08-06T16:44:00</dc:date>
            </office:change-info>
          </text:insertion>
        </text:changed-region>
        <text:changed-region xml:id="ct119679744" text:id="ct119679744">
          <text:insertion>
            <office:change-info>
              <dc:creator>Unknown Author</dc:creator>
              <dc:date>2013-08-06T16:45:00</dc:date>
            </office:change-info>
          </text:insertion>
        </text:changed-region>
        <text:changed-region xml:id="ct119679848" text:id="ct119679848">
          <text:insertion>
            <office:change-info>
              <dc:creator>Unknown Author</dc:creator>
              <dc:date>2013-08-06T16: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65"><draw:frame draw:style-name="fr2" draw:name="graphics3" text:anchor-type="paragraph" svg:width="17.78cm" svg:height="7.893cm" draw:z-index="13"><draw:image xlink:href="Pictures/1000020100000427000001D81E79F30D.png" xlink:type="simple" xlink:show="embed" xlink:actuate="onLoad"/></draw:frame></text:p>
      <text:p text:style-name="P65"><text:user-defined style:data-style-name="N0" text:name="RFC Title">Blueprint Container 1.1</text:user-defined></text:p>
      <text:p text:style-name="Document_20_Title"><text:span text:style-name="T35">Draft<text:line-break/><text:line-break/></text:span><text:span text:style-name="T35"><text:page-count style:num-format="1">14</text:page-count></text:span><text:span text:style-name="T35"> Pages</text:span></text:p>
      <text:p text:style-name="P57">Abstract</text:p>
      <text:p text:style-name="P58">Update Blueprint Container to 1.1 with some features requested via bug reports or directly from users.</text:p>
      <text:h text:style-name="P80" text:outline-level="1" text:restart-numbering="true" text:start-value="-1">Document Information</text:h>
      <text:h text:style-name="P81" text:outline-level="2">License</text:h>
      <text:p text:style-name="P50">DISTRIBUTION AND FEEDBACK LICENSE, Version 2.0</text:p>
      <text:p text:style-name="P6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8"/>
      <text:p text:style-name="P6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8"/>
      <text:p text:style-name="P6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8">NEITHER THE OSGi ALLIANCE NOR ANY THIRD PARTY WILL BE LIABLE FOR ANY DIRECT, INDIRECT, SPECIAL, INCIDENTAL OR CONSEQUENTIAL DAMAGES ARISING OUT OF OR RELATING TO ANY USE OR DISTRIBUTION OF THE DISTRIBUTION. </text:p>
      <text:p text:style-name="P68"/>
      <text:p text:style-name="P6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8"/>
      <text:p text:style-name="P6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8"/>
      <text:p text:style-name="P6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9"/>
      <text:p text:style-name="P69">I HEREBY ACKNOWLEDGE AND AGREE TO THE TERMS AND CONDITIONS DELINEATED ABOVE.</text:p>
      <text:h text:style-name="P81" text:outline-level="2">Trademarks</text:h>
      <text:p text:style-name="P5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1" text:outline-level="2">Feedback</text:h>
      <text:p text:style-name="Body"><text:span text:style-name="T30">This document can be downloaded from the OSGi Alliance design repository at </text:span><text:a xlink:type="simple" xlink:href="https://github.com/osgi/design"><text:span text:style-name="T30">https://github.com/osgi/design</text:span></text:a><text:span text:style-name="T3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0">0 Document Information<text:tab/>2</text:p>
          <text:p text:style-name="P67">0.1 License<text:tab/>2</text:p>
          <text:p text:style-name="P67">0.2 Trademarks<text:tab/>3</text:p>
          <text:p text:style-name="P67">0.3 Feedback<text:tab/>3</text:p>
          <text:p text:style-name="P67">0.4 Table of Contents<text:tab/>3</text:p>
          <text:p text:style-name="P67">0.5 Terminology and Document Conventions<text:tab/>4</text:p>
          <text:p text:style-name="P67">0.6 Revision History<text:tab/>4</text:p>
          <text:p text:style-name="P70">1 Introduction<text:tab/>5</text:p>
          <text:p text:style-name="P70">2 Application Domain<text:tab/>5</text:p>
          <text:p text:style-name="P70">3 Problem Description<text:tab/>6</text:p>
          <text:p text:style-name="P67">3.1 3.1 Non-Damped Reference Managers<text:tab/>6</text:p>
          <text:p text:style-name="P67">3.2 3.2 Blueprint Grace Timeout<text:tab/>6</text:p>
          <text:p text:style-name="P67">3.3 3.3 Bug 2233 –'Satisfied' Lifecycle Notification<text:tab/>6</text:p>
          <text:p text:style-name="P67">3.4 3.4 Injection of Service Properties<text:tab/>6</text:p>
          <text:p text:style-name="P67">3.5 3.5 Bug 2192 - Damping of Factory Services<text:tab/>7</text:p>
          <text:p text:style-name="P67">3.6 3.6 Bug 1295 - Allow Namespace handlers to use inline Blueprint elements<text:tab/>7</text:p>
          <text:p text:style-name="P67">3.7 3.7 Bug 2406 – Add blueprint extender capability definition<text:tab/>7</text:p>
          <text:p text:style-name="P67">3.8 Bug 2484 – Address lack of Blueprint opt-in header<text:tab/>7</text:p>
          <text:p text:style-name="P67">3.9 3.8 Allow service properties to be added via &lt;property&gt; elements in Service Manager<text:tab/>8</text:p>
          <text:p text:style-name="P67">3.10 3.9 Add synchronous start mode for Blueprint Container<text:tab/>8</text:p>
          <text:p text:style-name="P70"><text:soft-page-break/>4 Requirements<text:tab/>8</text:p>
          <text:p text:style-name="P70">5 Technical Solution<text:tab/>9</text:p>
          <text:p text:style-name="P67">5.1 Non-Damped Reference Managers<text:tab/>9</text:p>
          <text:p text:style-name="P67">5.2 Blueprint Grace Period enhancements<text:tab/>9</text:p>
          <text:p text:style-name="P67">5.3 New Satisfied Life-cycleEvent<text:tab/>10</text:p>
          <text:p text:style-name="P67">5.4 Injection of Service Properties<text:tab/>10</text:p>
          <text:p text:style-name="P67">5.5 Factory Services<text:tab/>10</text:p>
          <text:p text:style-name="P67">5.6 Inlining of Blueprint elements<text:tab/>10</text:p>
          <text:p text:style-name="P67">5.7 Extender Capability<text:tab/>10</text:p>
          <text:p text:style-name="P67">5.8 Allow &lt;property&gt; elements in Service Managers<text:tab/>11</text:p>
          <text:p text:style-name="P67">5.9 Add synchronous start mode for Blueprint Container<text:tab/>11</text:p>
          <text:p text:style-name="P67">5.10 Blueprint Extender Configuration (Bug 2484)<text:tab/>11</text:p>
          <text:p text:style-name="P66">5.10.1 Extendee Header Behavior<text:tab/>11</text:p>
          <text:p text:style-name="P66">5.10.2 TODO: Other things configured through the dictionary<text:tab/>12</text:p>
          <text:p text:style-name="P70">6 Considered Alternatives<text:tab/>12</text:p>
          <text:p text:style-name="P70">7 Security Considerations<text:tab/>12</text:p>
          <text:p text:style-name="P70">8 Document Support<text:tab/>12</text:p>
          <text:p text:style-name="P67">8.1 References<text:tab/>12</text:p>
          <text:p text:style-name="P67">8.2 Author’s Address<text:tab/>13</text:p>
          <text:p text:style-name="P67">8.3 Acronyms and Abbreviations<text:tab/>13</text:p>
          <text:p text:style-name="P67">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8.1</text:bookmark-ref>.</text:p>
      <text:p text:style-name="Body"><text:span text:style-name="T36">Source code is shown in this typeface</text:span>.</text:p>
      <text:h text:style-name="Heading_20_2" text:outline-level="2">Revision History</text:h>
      <text:p text:style-name="P4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Revision</text:p>
            </table:table-cell>
            <table:table-cell table:style-name="Table1.A1" office:value-type="string">
              <text:p text:style-name="P56">Date</text:p>
            </table:table-cell>
            <table:table-cell table:style-name="Table1.C1" office:value-type="string">
              <text:p text:style-name="P56">Comments</text:p>
            </table:table-cell>
          </table:table-row>
        </table:table-header-rows>
        <table:table-row table:style-name="Table1.2">
          <table:table-cell table:style-name="Table1.A1" office:value-type="string">
            <text:p text:style-name="P53">Initial</text:p>
          </table:table-cell>
          <table:table-cell table:style-name="Table1.B2" office:value-type="date" office:date-value="2012-05-21">
            <text:p text:style-name="P54">21/05/12</text:p>
          </table:table-cell>
          <table:table-cell table:style-name="Table1.C1" office:value-type="string">
            <text:p text:style-name="P54">Initial Draft Requirements</text:p>
          </table:table-cell>
        </table:table-row>
        <table:table-row table:style-name="Table1.2">
          <table:table-cell table:style-name="Table1.A3" office:value-type="string">
            <text:p text:style-name="P53">0.2</text:p>
          </table:table-cell>
          <table:table-cell table:style-name="Table1.A3" office:value-type="string">
            <text:p text:style-name="P54">2<text:span text:style-name="T40">nd</text:span> November 2012</text:p>
          </table:table-cell>
          <table:table-cell table:style-name="Table1.C3" office:value-type="string">
            <text:p text:style-name="P54">First stab at design.</text:p>
          </table:table-cell>
        </table:table-row>
        <table:table-row table:style-name="Table1.2">
          <table:table-cell table:style-name="Table1.A4" office:value-type="float" office:value="0.3">
            <text:p text:style-name="P53">0.3</text:p>
          </table:table-cell>
          <table:table-cell table:style-name="Table1.A3" office:value-type="string">
            <text:p text:style-name="P54">27<text:span text:style-name="T40">th</text:span> February</text:p>
          </table:table-cell>
          <table:table-cell table:style-name="Table1.C3" office:value-type="string">
            <text:p text:style-name="P54">Updates from Nov 2f2 &amp; tidy-up for draft publication.</text:p>
          </table:table-cell>
        </table:table-row>
        <table:table-row table:style-name="Table1.2">
          <table:table-cell table:style-name="Table1.A4" office:value-type="float" office:value="0.4">
            <text:p text:style-name="P53"><text:change-start text:change-id="ct249244440"/>0.4<text:change-end text:change-id="ct249244440"/></text:p>
          </table:table-cell>
          <table:table-cell table:style-name="Table1.A3" office:value-type="string">
            <text:p text:style-name="P54"><text:change-start text:change-id="ct249244648"/>20<text:change-end text:change-id="ct249244648"/><text:change-start text:change-id="ct249244856"/><text:span text:style-name="T40">th</text:span><text:span text:style-name="T44"> August</text:span><text:span text:style-name="T40"> </text:span><text:change-end text:change-id="ct249244856"/></text:p>
          </table:table-cell>
          <table:table-cell table:style-name="Table1.C3" office:value-type="string">
            <text:p text:style-name="P54"><text:change-start text:change-id="ct249244752"/>Updates to Requirement design.<text:change-end text:change-id="ct249244752"/></text:p>
          </table:table-cell>
        </table:table-row>
      </table:table>
      <text:p text:style-name="Body"/>
      <text:h text:style-name="Heading_20_1" text:outline-level="1"><text:soft-page-break/>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38">The following was taken from the Blueprint 1.0 requirements and design documents (RFP 76 &amp; RFC 124. respectively)</text:p>
      <text:p text:style-name="P37"><text:span text:style-name="T32">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32">online stores, flight tracking, internet banking etc.), corporate intranet applications (customer-relationship </text:span><text:span text:style-name="T32">management, inventory etc.), standalone applications (not web-based) such as processing stock feeds and financial data, and “frontoffice” applications (desktop trading etc.). The main focus is on server-side a</text:span><text:span text:style-name="T33">pplications.</text:span></text:p>
      <text:p text:style-name="P39">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0">Some core features of the enterprise programming models the market is moving to include:</text:p>
      <text:list xml:id="list30454319" text:style-name="WW8Num5">
        <text:list-item>
          <text:p text:style-name="P78">A focus on writing business logic in “regular” Java classes that are not required to implement certain APIs or contracts in order to integrate with a container</text:p>
        </text:list-item>
        <text:list-item>
          <text:p text:style-name="P78">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8">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8"><text:soft-page-break/>Aspects, or aspect-like functionality. The ability to specify in a single place behavior that augments the execution of one <text:span text:style-name="T37">or more</text:span> component operations. </text:p>
        </text:list-item>
      </text:list>
      <text:p text:style-name="P39">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p text:style-name="P52"/>
      <text:h text:style-name="Heading_20_2" text:outline-level="2">Non-Damped Reference Managers</text:h>
      <text:p text:style-name="P15"/>
      <text:p text:style-name="P14">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p text:style-name="P13"/>
      <text:p text:style-name="P59"/>
      <text:p text:style-name="P12"/>
      <text:h text:style-name="Heading_20_2" text:outline-level="2">Blueprint Grace Timeout</text:h>
      <text:p text:style-name="P9"/>
      <text:p text:style-name="P8">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10"/>
      <text:h text:style-name="Heading_20_2" text:outline-level="2">Bug 2233 –'Satisfied' Lifecycle Notification</text:h>
      <text:p text:style-name="P15"/>
      <text:p text:style-name="P14">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13"/>
      <text:h text:style-name="Heading_20_2" text:outline-level="2">Injection of Service Properties</text:h>
      <text:p text:style-name="P24"/>
      <text:p text:style-name="P29"><text:span text:style-name="T3">If a User wants to access the service properties of an injected service, they must first be injected with the service reference and then programmatically use the service reference to access the properties. Not only is it an inconvenient extra step to have to do to get to the properties, it also ties the bean</text:span> to the OSGi APIs,<text:span text:style-name="T3"> which can impact the ability to unit test the bundles.</text:span></text:p>
      <text:p text:style-name="P10"/>
      <text:h text:style-name="Heading_20_2" text:outline-level="2"><text:soft-page-break/>Bug 2192 <text:change-start text:change-id="ct119388168"/>–<text:change-end text:change-id="ct119388168"/> <text:change text:change-id="ct119387752"/><text:change text:change-id="ct119387960"/><text:s/>Factory Services<text:change-start text:change-id="ct119387544"/> lifecycle issues<text:change-end text:change-id="ct119387544"/></text:h>
      <text:list xml:id="list30466597" text:style-name="L1">
        <text:list-item>
          <text:list>
            <text:list-header>
              <text:p text:style-name="P72"/>
            </text:list-header>
          </text:list>
        </text:list-item>
      </text:list>
      <text:p text:style-name="P14">If a factory Service is removed and replaced by another factory service, Blueprint doesn't recreate the beans that were created with the original factory.</text:p>
      <text:p text:style-name="P14"/>
      <text:p text:style-name="P14">This is a Blueprint example for the problem:</text:p>
      <text:p text:style-name="P16">&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16"/>
      <text:p text:style-name="P17"><text:span text:style-name="T3">In the example, the bean created by the service Reference foo, should be deleted and re-created, if </text:span><text:span text:style-name="T5">the EntityManagerFactory service that foo is bound to, is removed and replaced by another EntityManagerFactory service.</text:span></text:p>
      <text:p text:style-name="P18"/>
      <text:h text:style-name="Heading_20_2" text:outline-level="2">Bug 1295 - Allow Namespace handlers to use inline Blueprint elements</text:h>
      <text:p text:style-name="P24"/>
      <text:p text:style-name="P28"><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9">the</text:span> absence of a namespace handler standard.</text:p>
      <text:p text:style-name="P21"/>
      <text:p text:style-name="P21">&lt;tx:transacted&gt;<text:line-break/> <text:s/>&lt;bean ... /&gt;<text:line-break/>&lt;/tx:transacted&gt;</text:p>
      <text:p text:style-name="P21"/>
      <text:p text:style-name="P21"/>
      <text:h text:style-name="Heading_20_2" text:outline-level="2">Bug 2406 – Add blueprint extender capability definition</text:h>
      <text:p text:style-name="P2"/>
      <text:p text:style-name="P29"><text:span text:style-name="T1">The latest Core OSGi specification introduced the standard capability namespace for extender implementations, and the Blueprint extender needs to implement this new namespace e</text:span>.<text:span text:style-name="T1">g.</text:span></text:p>
      <text:p text:style-name="P20"/>
      <text:p text:style-name="P19"><text:bookmark text:name="comment_text_3"/>Provide-Capability: osgi.extender; osgi.extender="osgi.blueprint";</text:p>
      <text:p text:style-name="P60"><text:s/><text:span text:style-name="T21">uses:="org.osgi.service.blueprint.container,</text:span></text:p>
      <text:p text:style-name="P44"><text:s/>org.osgi.service.blueprint.reflect";version:Version="1.1"</text:p>
      <text:h text:style-name="Heading_20_2" text:outline-level="2">Bug 2484 – Address lack of Blueprint opt-in header</text:h>
      <text:list xml:id="list30469284" text:style-name="L2">
        <text:list-item>
          <text:list>
            <text:list-header>
              <text:p text:style-name="P75"/>
              <text:p text:style-name="P76">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11"/>
      <text:h text:style-name="Heading_20_2" text:outline-level="2"><text:soft-page-break/>Allow service properties to be added via &lt;property&gt; elements in Service Manager</text:h>
      <text:p text:style-name="P2"/>
      <text:p text:style-name="P25"><text:span text:style-name="T31">When you want to define service properties within a Service Manager, you have to define a service-properties element, and then define entry elements for each property, </text:span><text:span text:style-name="T29">which</text:span><text:span text:style-name="T31"> seems unnecessarily verbose and over-complicated.</text:span></text:p>
      <text:p text:style-name="P23"/>
      <text:p text:style-name="P8"/>
      <text:p text:style-name="P27"/>
      <text:h text:style-name="P1" text:outline-level="2"><text:change text:change-id="ct249243920"/><text:change-start text:change-id="ct119388480"/><text:span text:style-name="T6"/></text:h>
      <text:p text:style-name="P8"/>
      <text:p text:style-name="P27"/>
      <text:h text:style-name="Heading_20_2" text:outline-level="2">Bug 2547 – Avoid waits in Blueprint Optional Services</text:h>
      <text:p text:style-name="P2"/>
      <text:p text:style-name="P30"><text:change-end text:change-id="ct119388480"/><text:change-start text:change-id="ct119388584"/><text:span text:style-name="T6">When u</text:span><text:change-end text:change-id="ct119388584"/><text:change-start text:change-id="ct119388688"/><text:span text:style-name="T6">sing blueprint optional services</text:span><text:change-end text:change-id="ct119388688"/><text:change-start text:change-id="ct119388792"/><text:span text:style-name="T6">, if the </text:span><text:change-end text:change-id="ct119388792"/><text:change-start text:change-id="ct119388896"/><text:span text:style-name="T6">proxy that is injected into the service is called, and the service is unsatisfied, the Blueprint container can wait for up to </text:span><text:change-end text:change-id="ct119388896"/><text:change-start text:change-id="ct119389000"/><text:span text:style-name="T6">2 minutes before issuing an exception. A user currently can't change this behaviour.</text:span></text:p>
      <text:p text:style-name="P26"><text:change-end text:change-id="ct119389000"/></text:p>
      <text:h text:style-name="Heading_20_1" text:outline-level="1">Requirements</text:h>
      <text:p text:style-name="Body"><text:span text:style-name="T34">Blueprint1</text:span> – A component MUST be able to request that a Reference Manager is not damped.</text:p>
      <text:p text:style-name="P47"><text:span text:style-name="T14">Blueprint2</text:span><text:span text:style-name="T5"> – It MUST be possible for a Blueprint Container to use the grace period without risking permanent failure (requiring a bundle restart) if the period expires.</text:span><text:span text:style-name="T5"> Once the grace period has been reached, the Blueprint container <text:s/>MAY decide</text:span><text:span text:style-name="T5"> to </text:span><text:span text:style-name="T5">partially start the beans and services that have had their dependencies satisfied, or it MAY decide to continue to wait for outstanding dependencies. </text:span><text:span text:style-name="T5">Relevant Lifecycle events MUST be issued for </text:span><text:span text:style-name="T5"><text:s/>each scenario.</text:span></text:p>
      <text:p text:style-name="P47"><text:span text:style-name="T13">Blueprint3</text:span><text:span text:style-name="T3"> – The Blueprint Container MUST issue an additional lifecycle event when the dependencies of a component are satisfied.</text:span></text:p>
      <text:p text:style-name="P34"><text:span text:style-name="T10">Blueprint4 </text:span><text:span text:style-name="T9">–</text:span><text:span text:style-name="T10"> </text:span><text:span text:style-name="T9">A component MUST be able to have the </text:span><text:span text:style-name="T5"><text:s/>service's properties injected directly without requiring the bean to use OSGi framework APIs.</text:span></text:p>
      <text:p text:style-name="P31"/>
      <text:p text:style-name="P34"><text:span text:style-name="T10">Blueprint5 </text:span><text:span text:style-name="T9">–</text:span><text:span text:style-name="T10"> </text:span><text:span text:style-name="T9">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1"><text:soft-page-break/></text:p>
      <text:p text:style-name="P34"><text:span text:style-name="T10">Blueprint6 – </text:span><text:span text:style-name="T9">C</text:span><text:span text:style-name="T3">ustom namespaces MUST be able to include or have inlined <text:s/>Blueprint elements from the Blueprint Schema. This <text:s/>MAY mean changing the Blueprint Schema to define the Blueprint element types upfront, </text:span><text:span text:style-name="T3">and refer to them throughout the Schema structure, rather than, as it does today, in-lining the element type definitions within the Schema structure.</text:span></text:p>
      <text:p text:style-name="P31"/>
      <text:p text:style-name="P34"><text:span text:style-name="T13">Blueprint7</text:span><text:span text:style-name="T3"> – The Blueprint Container MUST support the extender capability definition.</text:span></text:p>
      <text:p text:style-name="P31"/>
      <text:p text:style-name="P4"><text:span text:style-name="T3">Blueprint8 – </text:span><text:span text:style-name="T4">Blueprint Service Managers MUST support &lt;property&gt; elements.</text:span></text:p>
      <text:p text:style-name="P32"/>
      <text:p text:style-name="P4"><text:change text:change-id="ct249244024"/><text:span text:style-name="T4"/></text:p>
      <text:p text:style-name="P32"/>
      <text:p text:style-name="P4"><text:span text:style-name="T3">Blueprint10</text:span><text:span text:style-name="T4"> – It MUST be possible to configure Blueprint processing such that the extender does not process any bundles that do not contain the Bunde-Blueprint header.</text:span><text:change-start text:change-id="ct119389104"/></text:p>
      <text:p text:style-name="P32"/>
      <text:p text:style-name="P4"><text:span text:style-name="T3">Blueprint11 – </text:span><text:change-end text:change-id="ct119389104"/><text:change-start text:change-id="ct119389208"/><text:span text:style-name="T4">It MUST be possible to use Optional Services without waiting for unsatisfied s</text:span><text:change-end text:change-id="ct119389208"/><text:change-start text:change-id="ct119389312"/><text:span text:style-name="T4">ervices.</text:span><text:change-end text:change-id="ct119389312"/></text:p>
      <text:h text:style-name="Heading_20_1" text:outline-level="1">Technical Solution</text:h>
      <text:p text:style-name="P45"/>
      <text:h text:style-name="Heading_20_2" text:outline-level="2">Non-Damped Reference Managers</text:h>
      <text:p text:style-name="Body">To allow Reference Managers to be configured to not damp the services that they reference, the existing optional timeout property with be able to be set to -1, This new value indicates that the reference should not be damped, and should throw a ServiceUnavailableException should the reference not exist at the time the element is processed by the Blueprint container. This attribute is only available on the reference element, and not on the reference-list element, as reference-lists are not damped.</text:p>
      <text:p text:style-name="Body">Reference Manager damping can also be specified at the blueprint element level using the <text:span text:style-name="T26">new optional</text:span><text:span text:style-name="T25"> </text:span><text:span text:style-name="T22">timeout</text:span> attribute. <text:s/>The attribute applies to all Reference Managers for the corresponding Blueprint container. <text:s/>This attribute can have the same values as the timeout attribute <text:span text:style-name="T15">on the</text:span> reference Manager, so setting this to -1 <text:span text:style-name="T15">would</text:span> mean all of the Blueprint container's Reference Managers would not damp their services. </text:p>
      <text:p text:style-name="Body">The timeout attribute on individual reference elements will take precedence over the blueprint element's attribute.</text:p>
      <text:p text:style-name="Body">Adding these attributes will require a new version of the Blueprint XML schema.</text:p>
      <text:h text:style-name="Heading_20_2" text:outline-level="2"><text:soft-page-break/>B<text:span text:style-name="T34">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5">which</text:span> is specified on the bundle symbolic name. <text:s/>The new values are <text:span text:style-name="T22">allowPartial</text:span> , <text:span text:style-name="T22">forever.</text:span><text:span text:style-name="T25"> <text:s/>For clarity, we will also introduce new values <text:s text:c="2"/></text:span><text:span text:style-name="T23">fail </text:span><text:span text:style-name="T26">and</text:span><text:span text:style-name="T23"> </text:span><text:span text:style-name="T22">none,</text:span><text:span text:style-name="T25"> which will have the same meaning as true and false respectively.</text:span></text:p>
      <text:p text:style-name="Body"><text:span text:style-name="T25">When a value of </text:span><text:span text:style-name="T22">allowPartial</text:span><text:span text:style-name="T25"> is specified, Blueprint must wait for the graceperiod and when the graceperiod is reached, rather than issuing a FAILURE event and performing “Destroy”, it must create the blueprint container </text:span><text:span text:style-name="T25">and set up as much of the blueprint as possible, based on the set of satisfied mandatory references in </text:span><text:span text:style-name="T15">the</text:span><text:span text:style-name="T25"> same way it would if the graceperiod were set to </text:span><text:span text:style-name="T22">false</text:span><text:span text:style-name="T25">.</text:span></text:p>
      <text:p text:style-name="Body"><text:span text:style-name="T25">When a value of </text:span><text:span text:style-name="T22">forever</text:span><text:span text:style-name="T25"> is specified, Blueprint must wait for the graceperiod and when the graceperiod is reached, rather than issuing a FAILURE event and performing “Destroy”, the Blueprint runtime must issue a new GRACE_PERIOD event and begin a new grace period. </text:span></text:p>
      <text:p text:style-name="Body"><text:span text:style-name="T27">TBD: Consider changing the </text:span><text:s/>default behaviour to allowPartial, as this is probably the most useful graceperiod.</text:p>
      <text:p text:style-name="Body">We will need a new version of the Blueprint XML schema for this new attribute.</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63">set{PropertyName}(T ref, java.util.Map&lt;String, ?&gt; props)</text:p>
      <text:p text:style-name="Body">PropertyName is the name of the bean property, specified in the property element, for example</text:p>
      <text:p text:style-name="P64">public class C {</text:p>
      <text:p text:style-name="P64"><text:s text:c="2"/>public void setProxy(T ref, Map&lt;String, ?&gt; props) { ... }</text:p>
      <text:p text:style-name="P64">}</text:p>
      <text:p text:style-name="P64">&lt;reference id="p" interface="T"/&gt;</text:p>
      <text:p text:style-name="P64">&lt;bean id="c" class="C"&gt;</text:p>
      <text:p text:style-name="P64"><text:s text:c="2"/>&lt;property name="proxy" ref="p"/&gt;</text:p>
      <text:p text:style-name="P64">&lt;/bean&gt;</text:p>
      <text:p text:style-name="P41"/>
      <text:p text:style-name="P41">It is important to note that the injected service properties are an unmodifiable map of properties, and is a snapshot at the time the map is injected.</text:p>
      <text:h text:style-name="Heading_20_2" text:outline-level="2"><text:soft-page-break/>Factory Services</text:h>
      <text:p text:style-name="Body"><text:change-start text:change-id="ct119389416"/>Currently when factory services are used, the actual <text:change-end text:change-id="ct119389416"/><text:change-start text:change-id="ct119389520"/>bean created by the factory service, is injected. If th<text:change-end text:change-id="ct119389520"/><text:change-start text:change-id="ct119389624"/>e factory service is replaced by another factory service, the blueprint container doesn't replace the existing beans with ones created using this new factory.<text:change-end text:change-id="ct119389624"/><text:change-start text:change-id="ct119389728"/></text:p>
      <text:p text:style-name="Body">The Blueprint container will ensure that whenever a factory service is replaced, all beans created by the original factory service are removed and replaced by new beans created by the new service. The factory service will also now return a damped proxy<text:change-end text:change-id="ct119389728"/><text:change-start text:change-id="ct119389832"/>, rather t<text:change-end text:change-id="ct119389832"/><text:change-start text:change-id="ct119389936"/>han the actual bean.<text:change-end text:change-id="ct119389936"/><text:change text:change-id="ct119390040"/></text:p>
      <text:h text:style-name="Heading_20_2" text:outline-level="2">Inlining of Blueprint elements</text:h>
      <text:p text:style-name="Body"><text:change text:change-id="ct119390144"/><text:change-start text:change-id="ct119390248"/>In order to support the ability for Custom Namespace Handlers to use inlined Blueprint elements<text:change-end text:change-id="ct119390248"/><text:change-start text:change-id="ct119390352"/>,the Blueprint <text:s/>schema needs to be amended to declare the element types outside of the nested groups and reference them <text:change-end text:change-id="ct119390352"/><text:change-start text:change-id="ct119390456"/>within the groups<text:change-end text:change-id="ct119390456"/><text:change-start text:change-id="ct119390560"/> e.g.</text:p>
      <text:p text:style-name="Preformatted_20_Text"><text:bookmark text:name="comment_text_01"/><text:change-end text:change-id="ct119390560"/><text:change-start text:change-id="ct119390664"/>&lt;xsd:group name="allComponents"&gt;</text:p>
      <text:p text:style-name="Preformatted_20_Text"><text:s text:c="4"/>&lt;xsd:choice&gt;</text:p>
      <text:p text:style-name="Preformatted_20_Text"><text:s text:c="8"/>&lt;xsd:element ref="service"/&gt;</text:p>
      <text:p text:style-name="Preformatted_20_Text"><text:s text:c="8"/>&lt;xsd:element ref="ref-list"/&gt;</text:p>
      <text:p text:style-name="Preformatted_20_Text"><text:s text:c="8"/>&lt;xsd:element ref="ref-set"/&gt;</text:p>
      <text:p text:style-name="Preformatted_20_Text"><text:s text:c="8"/>&lt;xsd:group ref="targetComponent"/&gt;</text:p>
      <text:p text:style-name="Preformatted_20_Text"><text:s text:c="4"/>&lt;/xsd:choice&gt; <text:s text:c="9"/></text:p>
      <text:p text:style-name="Preformatted_20_Text">&lt;/xsd:group&gt;</text:p>
      <text:p text:style-name="Preformatted_20_Text">&lt;xsd:element name="service" type="Tservice"/&gt;</text:p>
      <text:p text:style-name="Preformatted_20_Text">&lt;xsd:element name="ref-list" type="Tref-collection"/&gt;</text:p>
      <text:p text:style-name="P42">&lt;xsd:element name="ref-set" type="Tref-collection"/&gt;<text:change-end text:change-id="ct119390664"/></text:p>
      <text:h text:style-name="Heading_20_2" text:outline-level="2"><text:span text:style-name="T34">Ex</text:span><text:span text:style-name="T34">tender Capability</text:span></text:h>
      <text:p text:style-name="P23"/>
      <text:p text:style-name="P23">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0"/>
      <text:p text:style-name="P19"><text:bookmark text:name="comment_text_31"/>Provide-Capability: osgi.extender; osgi.extender="osgi.blueprint";</text:p>
      <text:p text:style-name="P60"><text:s/><text:span text:style-name="T21">uses:="org.osgi.service.blueprint.containe</text:span><text:span text:style-name="T41">r,</text:span></text:p>
      <text:p text:style-name="P43"><text:s/><text:span text:style-name="T5">org.osgi.service.blueprint.reflect";version:Version="1.0"</text:span></text:p>
      <text:p text:style-name="P49">The Blueprint container must not extend a bundle that is wired to another provider of the Blueprint extender capability.</text:p>
      <text:p text:style-name="Body"><text:span text:style-name="T19">A Require-Capability header that wires </text:span><text:span text:style-name="T16">to this extender capability opts the bundle in to being processed by the blueprint </text:span><text:span text:style-name="T30">extender.</text:span><text:span text:style-name="T16"> <text:s/>An example of the Require-Capability headers is as follows:</text:span></text:p>
      <text:p text:style-name="P19">Require-Capability: osgi.extender; filter:="(osgi.extender=osgi.blueprint)"; ;</text:p>
      <text:p text:style-name="P60"><text:span text:style-name="T17"><text:s/></text:span><text:span text:style-name="T17">path</text:span><text:span text:style-name="T17">:List&lt;String&gt;=”lib/account.xml, security.bp, cnf/*.xml</text:span><text:span text:style-name="T17">”</text:span></text:p>
      <text:p text:style-name="P62"/>
      <text:p text:style-name="P61"><text:span text:style-name="T18">The path attribute</text:span><text:span text:style-name="T18"> follows the same</text:span><text:span text:style-name="T18"> pattern as the Bundle-Blueprint header described in section 121.3.4.</text:span><text:span text:style-name="T18"> <text:s/>Unlike, Bundle-Blueprint, absence of a path attribute means the </text:span><text:span text:style-name="T18">blueprint extender searches for the blueprint xmls in the default location</text:span><text:span text:style-name="T18"> (i.e. OSGI-INF/blueprint/*.xml.</text:span></text:p>
      <text:h text:style-name="P5" text:outline-level="2"><text:soft-page-break/>Allow &lt;property&gt; elements in Service Managers</text:h>
      <text:p text:style-name="P35"><text:span text:style-name="T41">The current mechanism for defining</text:span><text:span text:style-name="T41"> service properties in Service Managers using the &lt;service-properties&gt; elements and &lt;entry&gt; sub-elements is quite cumbersome, and is designed with the idea that the properties will be put into a Map.</text:span><text:span text:style-name="T38"> </text:span></text:p>
      <text:p text:style-name="P36">Service Managers should allow one or more &lt;property&gt; elements to be defined, <text:span text:style-name="T28">in the</text:span> same way that Bean Managers do. All defined properties will be used as the service properties when the service is registered.</text:p>
      <text:p text:style-name="P36">If a service manager is configured both with the existing &lt;service-properties&gt; mechanism, and also with the &lt;property&gt; elements, these will be merged into a single Map. </text:p>
      <text:p text:style-name="P36">If there are any duplicate keys, &lt;property&gt; elements take precedence over &lt;service-properties&gt;.</text:p>
      <text:h text:style-name="P5" text:outline-level="2"><text:change text:change-id="ct249244128"/><text:change-start text:change-id="ct249243712"/></text:h>
      <text:p text:style-name="P6"><text:change-end text:change-id="ct249243712"/><text:change text:change-id="ct249244232"/></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24">osgi.blueprint.Extender</text:span><text:span text:style-name="T22">.</text:span></text:p>
      <text:h text:style-name="P84" text:outline-level="3">Extendee Header Behavior</text:h>
      <text:p text:style-name="Standard">The extendee header behavior can be configured by setting the <text:span text:style-name="T22">osgi.blueprint.header</text:span> in the <text:span text:style-name="T22">osgi.blueprint.Extender</text:span> configuration dictionary. <text:s/>The default value is <text:span text:style-name="T22">OptOut</text:span> and configures the extender to behave as defined by the Blueprint 1.0 specification. </text:p>
      <text:p text:style-name="Standard"/>
      <text:p text:style-name="Standard">The configuration value of <text:span text:style-name="T22">OptIn</text:span> switches the default and opt-out behaviors of the extender, specifically:</text:p>
      <text:list xml:id="list30460572" text:style-name="L3">
        <text:list-item>
          <text:p text:style-name="P77">Absence of the <text:span text:style-name="T22">Bundle-Blueprint</text:span> header means a bundle is not processed for Blueprint configurations.</text:p>
        </text:list-item>
        <text:list-item>
          <text:p text:style-name="P77">If the <text:span text:style-name="T22">Bundle-Blueprint</text:span> header is specified with no value then the extender must search for Bluperint configurations in the default location. </text:p>
        </text:list-item>
      </text:list>
      <text:p text:style-name="Body">The remaining extender processing of the <text:span text:style-name="T22">Bundle-Blueprint</text:span> header is unchanged. </text:p>
      <text:h text:style-name="Heading_20_3" text:outline-level="3"><text:soft-page-break/>TODO: Other things configured through the dictionary<text:change-start text:change-id="ct119390872"/></text:h>
      <text:p text:style-name="Body"/>
      <text:h text:style-name="P5" text:outline-level="2">Improve default wait on optional services</text:h>
      <text:p text:style-name="P36"><text:change-end text:change-id="ct119390872"/><text:change-start text:change-id="ct119390976"/>When calling methods on optional services, <text:change-end text:change-id="ct119390976"/><text:change-start text:change-id="ct119391080"/>the Blueprint container will automatically wait for unsatisfied services before issuing an Exception. During that wait should the service become available, the wait is interrupted and the service is called.<text:change-end text:change-id="ct119391080"/><text:change-start text:change-id="ct119391184"/> </text:p>
      <text:p text:style-name="P36">A user does have the option of <text:change-end text:change-id="ct119391184"/><text:change-start text:change-id="ct119391288"/>registering the bean as a listener<text:change-end text:change-id="ct119391288"/><text:change-start text:change-id="ct119391392"/>, but this isn't simple an<text:change-end text:change-id="ct119391392"/><text:change-start text:change-id="ct118355648"/>d forces a lot of work on the developer of the bean, such as thread safety and ensuring locking ot <text:span text:style-name="T28">the</text:span> service.</text:p>
      <text:p text:style-name="P36"><text:change-end text:change-id="ct118355648"/><text:change-start text:change-id="ct118355440"/>The configuration of the service now has an optional attribute of default-service-ref which spec<text:change-end text:change-id="ct118355440"/><text:change-start text:change-id="ct118355232"/>ifies a reference to another bean, or “null” <text:span text:style-name="T28">which</text:span> means that the Blueprint Container will configure a null object<text:change-end text:change-id="ct118355232"/><text:change-start text:change-id="ct119679536"/> pattern, that will use the service interfaces and return empty/null objects for each of the service calls.<text:change-end text:change-id="ct119679536"/><text:change-start text:change-id="ct119679640"/></text:p>
      <text:p text:style-name="P36">The default-service-ref attribute is only valid for optional service references, and will be ignored if configured on mandatory service references.<text:change-end text:change-id="ct119679640"/><text:change-start text:change-id="ct119679744"/></text:p>
      <text:p text:style-name="P36">When the default-service-ref attribute is supplied the optional service reference will initally check to see if the service can be satisfied and if not immediately switch to the default. No wait<text:change-end text:change-id="ct119679744"/><text:change-start text:change-id="ct119679848"/>ing will occur.<text:change-end text:change-id="ct119679848"/></text:p>
      <text:h text:style-name="Heading_20_1" text:outline-level="1">Considered Alternatives</text:h>
      <text:p text:style-name="P45"/>
      <text:h text:style-name="Heading_20_1" text:outline-level="1">Security Considerations</text:h>
      <text:p text:style-name="P45"/>
      <text:h text:style-name="Heading_20_1" text:outline-level="1"><text:soft-page-break/>Document Support</text:h>
      <text:h text:style-name="Heading_20_2" text:outline-level="2">References</text:h>
      <text:list xml:id="list3047031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Default_20_Text"/>
      <text:p text:style-name="P46"/>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55">Name</text:p>
          </table:table-cell>
          <table:table-cell table:style-name="Table2.B1" office:value-type="string">
            <text:p text:style-name="P55">Tim Mitchell</text:p>
          </table:table-cell>
        </table:table-row>
        <table:table-row table:style-name="Table2.1">
          <table:table-cell table:style-name="Table2.A1" office:value-type="string">
            <text:p text:style-name="P55">Company</text:p>
          </table:table-cell>
          <table:table-cell table:style-name="Table2.B1" office:value-type="string">
            <text:p text:style-name="P55">IBM</text:p>
          </table:table-cell>
        </table:table-row>
        <table:table-row table:style-name="Table2.1">
          <table:table-cell table:style-name="Table2.A1" office:value-type="string">
            <text:p text:style-name="P55">Address</text:p>
          </table:table-cell>
          <table:table-cell table:style-name="Table2.B1" office:value-type="string">
            <text:p text:style-name="P55"/>
          </table:table-cell>
        </table:table-row>
        <table:table-row table:style-name="Table2.1">
          <table:table-cell table:style-name="Table2.A1" office:value-type="string">
            <text:p text:style-name="P55">Voice</text:p>
          </table:table-cell>
          <table:table-cell table:style-name="Table2.B1" office:value-type="string">
            <text:p text:style-name="P55"/>
          </table:table-cell>
        </table:table-row>
        <table:table-row table:style-name="Table2.1">
          <table:table-cell table:style-name="Table2.A1" office:value-type="string">
            <text:p text:style-name="P53">e-mail</text:p>
          </table:table-cell>
          <table:table-cell table:style-name="Table2.B1" office:value-type="string">
            <text:p text:style-name="P53">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5">Name</text:p>
          </table:table-cell>
          <table:table-cell table:style-name="Table3.B1" office:value-type="string">
            <text:p text:style-name="P55">Graham Charters</text:p>
          </table:table-cell>
        </table:table-row>
        <table:table-row table:style-name="Table3.1">
          <table:table-cell table:style-name="Table3.A1" office:value-type="string">
            <text:p text:style-name="P55">Company</text:p>
          </table:table-cell>
          <table:table-cell table:style-name="Table3.B1" office:value-type="string">
            <text:p text:style-name="P55">IBM</text:p>
          </table:table-cell>
        </table:table-row>
        <table:table-row table:style-name="Table3.1">
          <table:table-cell table:style-name="Table3.A1" office:value-type="string">
            <text:p text:style-name="P55">Address</text:p>
          </table:table-cell>
          <table:table-cell table:style-name="Table3.B1" office:value-type="string">
            <text:p text:style-name="P55"/>
          </table:table-cell>
        </table:table-row>
        <table:table-row table:style-name="Table3.1">
          <table:table-cell table:style-name="Table3.A1" office:value-type="string">
            <text:p text:style-name="P55">Voice</text:p>
          </table:table-cell>
          <table:table-cell table:style-name="Table3.B1" office:value-type="string">
            <text:p text:style-name="P55"/>
          </table:table-cell>
        </table:table-row>
        <table:table-row table:style-name="Table3.1">
          <table:table-cell table:style-name="Table3.A1" office:value-type="string">
            <text:p text:style-name="P53">e-mail</text:p>
          </table:table-cell>
          <table:table-cell table:style-name="Table3.B1" office:value-type="string">
            <text:p text:style-name="P53">charters@uk.ibm.com</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left="0.706cm" fo:margin-right="0cm" fo:margin-top="0cm" fo:margin-bottom="0cm" fo:text-indent="-0.706cm" style:auto-text-indent="false"/>
    </style:style>
    <style:style style:name="Reference" style:family="paragraph" style:parent-style-name="Default_20_Text"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5"><draw:image xlink:href="Pictures/1000020100000427000001D81E79F30D.png" xlink:type="simple" xlink:show="embed" xlink:actuate="onLoad"/></draw:frame><text:tab/><text:user-defined style:data-style-name="N0" text:name="RFC Title">Blueprint Container 1.1</text:user-defined><text:tab/>Page <text:page-number text:select-page="current">14</text:page-number> of <text:page-count style:num-format="1">14</text:page-count></text:p>
        <text:p text:style-name="Header"/>
        <text:p text:style-name="Header"><text:tab/>Draft<text:tab/> <text:modification-date style:data-style-name="N76">August 20,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5-21T11:13:45</meta:creation-date>
    <meta:editing-cycles>92</meta:editing-cycles>
    <meta:editing-duration>P24DT12H32M28S</meta:editing-duration>
    <dc:date>2013-08-20T10:48:06.01</dc:date>
    <meta:document-statistic meta:table-count="3" meta:image-count="2" meta:object-count="0" meta:page-count="14" meta:paragraph-count="245" meta:word-count="4388" meta:character-count="29394"/>
    <meta:user-defined meta:name="Company">IBM Corporation</meta:user-defined>
    <meta:user-defined meta:name="Info 3"/>
    <meta:user-defined meta:name="Info 4"/>
    <meta:user-defined meta:name="RFC Title">Blueprint Container 1.1</meta:user-defined>
  </office:meta>
</office:document-meta>
</file>